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3333" draw:textarea-horizontal-align="justify" draw:textarea-vertical-align="middle" draw:auto-grow-height="false" fo:min-height="1.15cm" fo:min-width="4.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outline1">
      <style:graphic-properties fo:min-height="11.929cm"/>
    </style:style>
    <style:style style:name="co1" style:family="table-column">
      <style:table-column-properties style:column-width="9.604cm" style:use-optimal-column-width="false"/>
    </style:style>
    <style:style style:name="co2" style:family="table-column">
      <style:table-column-properties style:column-width="4.34cm" style:use-optimal-column-width="false"/>
    </style:style>
    <style:style style:name="co3" style:family="table-column">
      <style:table-column-properties style:column-width="5.308cm" style:use-optimal-column-width="false"/>
    </style:style>
    <style:style style:name="co4" style:family="table-column">
      <style:table-column-properties style:column-width="5.931cm" style:use-optimal-column-width="false"/>
    </style:style>
    <style:style style:name="co5" style:family="table-column">
      <style:table-column-properties style:column-width="3.823cm" style:use-optimal-column-width="false"/>
    </style:style>
    <style:style style:name="co6" style:family="table-column">
      <style:table-column-properties style:column-width="3.82cm" style:use-optimal-column-width="false"/>
    </style:style>
    <style:style style:name="co7" style:family="table-column">
      <style:table-column-properties style:column-width="6.51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draw:frame presentation:style-name="pr1" draw:layer="layout" svg:width="23.8cm" svg:height="4cm" svg:x="2.2cm" svg:y="11.4cm" presentation:class="title" presentation:placeholder="true">
          <draw:text-box/>
        </draw:frame>
        <draw:frame presentation:style-name="pr2" draw:layer="layout" svg:width="23.8cm" svg:height="12.18cm" svg:x="2.2cm" svg:y="16.4cm" presentation:class="outline" presentation:placeholder="true">
          <draw:text-box/>
        </draw:frame>
        <draw:custom-shape draw:style-name="gr1" draw:text-style-name="P2" draw:layer="layout" svg:width="5.2cm" svg:height="1.4cm" svg:x="22.8cm" svg:y="0cm">
          <text:p text:style-name="P1">SIGEC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1">
        <draw:frame presentation:style-name="pr1" draw:layer="layout" svg:width="23.8cm" svg:height="4cm" svg:x="2.2cm" svg:y="1cm" presentation:class="title" presentation:user-transformed="true">
          <draw:text-box>
            <text:p>Requerimientos funcionales</text:p>
          </draw:text-box>
        </draw:frame>
        <draw:frame presentation:style-name="pr4" draw:layer="layout" svg:width="23.8cm" svg:height="12.18cm" svg:x="2cm" svg:y="4.82cm" presentation:class="outline" presentation:user-transformed="true">
          <draw:text-box>
            <text:list text:style-name="L3">
              <text:list-item>
                <text:p>Responder preguntas multiple-choice</text:p>
              </text:list-item>
              <text:list-item>
                <text:p>Corrección automática de preguntas</text:p>
              </text:list-item>
              <text:list-item>
                <text:p>Notificación email del resultado de evaluación</text:p>
              </text:list-item>
              <text:list-item>
                <text:p>Recuperatorio pendiente</text:p>
              </text:list-item>
              <text:list-item>
                <text:p>Conocer preguntas erradas</text:p>
              </text:list-item>
              <text:list-item>
                <text:p>Recuperar las preguntas erradas</text:p>
              </text:list-item>
            </text:list>
          </draw:text-box>
        </draw:frame>
        <draw:custom-shape draw:style-name="gr1" draw:text-style-name="P2" draw:layer="layout" svg:width="5.2cm" svg:height="1.4cm" svg:x="22.8cm" svg:y="0cm">
          <text:p text:style-name="P1">SIGEC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0">
        <draw:frame draw:style-name="standard" draw:layer="layout" svg:width="13.943cm" svg:height="20.078cm" svg:x="7.116cm" svg:y="0.4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Perfil </text:p>
              </table:table-cell>
              <table:table-cell>
                <text:p text:style-name="P5">Precio por hora</text:p>
              </table:table-cell>
            </table:table-row>
            <table:table-row table:style-name="ro2" table:default-cell-style-name="gray2">
              <table:table-cell>
                <text:p text:style-name="P5">Product Owner</text:p>
              </table:table-cell>
              <table:table-cell>
                <text:p text:style-name="P6">$23.50</text:p>
              </table:table-cell>
            </table:table-row>
            <table:table-row table:style-name="ro2" table:default-cell-style-name="gray1">
              <table:table-cell>
                <text:p text:style-name="P5">Scrum Master</text:p>
              </table:table-cell>
              <table:table-cell>
                <text:p text:style-name="P6">$23.50</text:p>
              </table:table-cell>
            </table:table-row>
            <table:table-row table:style-name="ro2" table:default-cell-style-name="gray2">
              <table:table-cell>
                <text:p text:style-name="P5">Desarrolladores (5)</text:p>
              </table:table-cell>
              <table:table-cell>
                <text:p text:style-name="P6">$23.50</text:p>
              </table:table-cell>
            </table:table-row>
            <table:table-row table:style-name="ro2" table:default-cell-style-name="gray1">
              <table:table-cell>
                <text:p text:style-name="P5">Total</text:p>
              </table:table-cell>
              <table:table-cell>
                <text:p text:style-name="P6">$164.50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 text:style-name="P5">Concepto</text:p>
              </table:table-cell>
              <table:table-cell>
                <text:p text:style-name="P5">Subtotal del proyecto</text:p>
              </table:table-cell>
            </table:table-row>
            <table:table-row table:style-name="ro2" table:default-cell-style-name="gray2">
              <table:table-cell>
                <text:p text:style-name="P5">2 Meses, 480 horas del equipo</text:p>
              </table:table-cell>
              <table:table-cell>
                <text:p text:style-name="P6">$78,960.00</text:p>
              </table:table-cell>
            </table:table-row>
            <table:table-row table:style-name="ro2" table:default-cell-style-name="gray1">
              <table:table-cell>
                <text:p text:style-name="P5">7 notebooks (375c/u)</text:p>
              </table:table-cell>
              <table:table-cell>
                <text:p text:style-name="P6">$5,250.00</text:p>
              </table:table-cell>
            </table:table-row>
            <table:table-row table:style-name="ro2" table:default-cell-style-name="gray2">
              <table:table-cell>
                <text:p text:style-name="P5">Servidor de Testing (450c/u)</text:p>
              </table:table-cell>
              <table:table-cell>
                <text:p text:style-name="P6">$900.00</text:p>
              </table:table-cell>
            </table:table-row>
            <table:table-row table:style-name="ro2" table:default-cell-style-name="gray1">
              <table:table-cell>
                <text:p text:style-name="P5">Servidor de Integrador continuo ( 450/mes)</text:p>
              </table:table-cell>
              <table:table-cell>
                <text:p text:style-name="P6">$900.00</text:p>
              </table:table-cell>
            </table:table-row>
            <table:table-row table:style-name="ro2" table:default-cell-style-name="gray2">
              <table:table-cell>
                <text:p text:style-name="P5">Servidor de repositorio de código fuente (450/mes)</text:p>
              </table:table-cell>
              <table:table-cell>
                <text:p text:style-name="P6">$900.00</text:p>
              </table:table-cell>
            </table:table-row>
            <table:table-row table:style-name="ro2" table:default-cell-style-name="gray1">
              <table:table-cell>
                <text:p text:style-name="P5">Alquiler de oficina mensual (4000/mes)</text:p>
              </table:table-cell>
              <table:table-cell>
                <text:p text:style-name="P6">$8,000.00</text:p>
              </table:table-cell>
            </table:table-row>
            <table:table-row table:style-name="ro2" table:default-cell-style-name="gray2">
              <table:table-cell>
                <text:p text:style-name="P5">Conectividad (internet 380/mes)</text:p>
              </table:table-cell>
              <table:table-cell>
                <text:p text:style-name="P6">$760.00</text:p>
              </table:table-cell>
            </table:table-row>
            <table:table-row table:style-name="ro2" table:default-cell-style-name="gray1">
              <table:table-cell>
                <text:p text:style-name="P5">Comunicaciones (580/mes)</text:p>
              </table:table-cell>
              <table:table-cell>
                <text:p text:style-name="P6">$1,160.00</text:p>
              </table:table-cell>
            </table:table-row>
            <table:table-row table:style-name="ro2" table:default-cell-style-name="gray2">
              <table:table-cell>
                <text:p text:style-name="P5">Fondo de contingencia (10%)</text:p>
              </table:table-cell>
              <table:table-cell>
                <text:p text:style-name="P6">$9,683.00</text:p>
              </table:table-cell>
            </table:table-row>
            <table:table-row table:style-name="ro2" table:default-cell-style-name="gray1">
              <table:table-cell>
                <text:p text:style-name="P5">Total</text:p>
              </table:table-cell>
              <table:table-cell>
                <text:p text:style-name="P6">$106,513.0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5.2cm" svg:height="1.4cm" svg:x="22.8cm" svg:y="0cm">
          <text:p text:style-name="P1">SIGEC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1">
        <draw:frame draw:style-name="standard" draw:layer="layout" svg:width="25.398cm" svg:height="4.068cm" svg:x="0.913cm" svg:y="4.0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 text:style-name="P5">Importe</text:p>
              </table:table-cell>
              <table:table-cell>
                <text:p text:style-name="P5">Utilidad</text:p>
              </table:table-cell>
              <table:table-cell>
                <text:p text:style-name="P5">dif</text:p>
              </table:table-cell>
              <table:table-cell>
                <text:p text:style-name="P5">Impuesto</text:p>
              </table:table-cell>
              <table:table-cell>
                <text:p text:style-name="P5">Total</text:p>
              </table:table-cell>
            </table:table-row>
            <table:table-row table:style-name="ro2" table:default-cell-style-name="gray2">
              <table:table-cell>
                <text:p text:style-name="P6">$106,513.00</text:p>
              </table:table-cell>
              <table:table-cell>
                <text:p text:style-name="P6">$159,769.50</text:p>
              </table:table-cell>
              <table:table-cell>
                <text:p text:style-name="P6">$53,256.50</text:p>
              </table:table-cell>
              <table:table-cell>
                <text:p text:style-name="P6">$18,639.78</text:p>
              </table:table-cell>
              <table:table-cell>
                <text:p text:style-name="P6">$178,409.28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layout" svg:width="5.2cm" svg:height="1.4cm" svg:x="22.8cm" svg:y="0cm">
          <text:p text:style-name="P1">SIGEC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úmero&gt;</text:page-number></text:span><text:span text:style-name="MT1"> / </text:span><text:span text:style-name="MT1"><text:page-count>4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00:21:50.839510578</meta:creation-date>
    <dc:date>2018-02-09T00:53:37.896568312</dc:date>
    <meta:editing-duration>PT9M40S</meta:editing-duration>
    <meta:editing-cycles>1</meta:editing-cycles>
    <meta:document-statistic meta:object-count="51"/>
    <meta:generator>LibreOffice/5.1.6.2$Linux_X86_64 LibreOffice_project/10m0$Build-2</meta:generator>
  </office:meta>
</office:document-meta>
</file>